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2.54cm" svg:stroke-color="#000000" draw:marker-start-width="3.986cm" draw:marker-end-width="3.986cm" draw:stroke-linejoin="round" svg:stroke-linecap="round" draw:fill="none" draw:textarea-vertical-align="middle" fo:padding-top="1.371cm" fo:padding-bottom="1.371cm" fo:padding-left="1.496cm" fo:padding-right="1.496cm" loext:decorative="false"/>
    </style:style>
    <style:style style:name="gr2" style:family="graphic" style:parent-style-name="objectwithoutfill">
      <style:graphic-properties svg:stroke-width="2.54cm" svg:stroke-color="#000000" draw:marker-start-width="3.995cm" draw:marker-end-width="3.995cm" svg:stroke-linecap="round" draw:fill="none" draw:textarea-vertical-align="middle" fo:padding-top="1.38cm" fo:padding-bottom="1.38cm" fo:padding-left="1.505cm" fo:padding-right="1.505cm" loext:decorative="false"/>
    </style:style>
    <style:style style:name="gr3" style:family="graphic">
      <style:graphic-properties loext:decorative="false"/>
    </style:style>
    <style:style style:name="gr4" style:family="graphic" style:parent-style-name="objectwithoutfill">
      <style:graphic-properties svg:stroke-width="5.08cm" svg:stroke-color="#ffffff" draw:marker-start-width="7.795cm" draw:marker-end-width="7.795cm" draw:stroke-linejoin="round" svg:stroke-linecap="round" draw:fill="none" draw:textarea-vertical-align="middle" fo:padding-top="2.64cm" fo:padding-bottom="2.64cm" fo:padding-left="2.765cm" fo:padding-right="2.765cm" loext:decorative="false"/>
    </style:style>
    <style:style style:name="gr5" style:family="graphic" style:parent-style-name="objectwithoutfill">
      <style:graphic-properties svg:stroke-width="2.54cm" svg:stroke-color="#87cefa" draw:marker-start-width="3.986cm" draw:marker-end-width="3.986cm" draw:stroke-linejoin="round" svg:stroke-linecap="round" draw:fill="none" draw:textarea-vertical-align="middle" fo:padding-top="1.371cm" fo:padding-bottom="1.371cm" fo:padding-left="1.496cm" fo:padding-right="1.496cm" loext:decorative="false"/>
    </style:style>
    <style:style style:name="gr6" style:family="graphic" style:parent-style-name="objectwithoutfill">
      <style:graphic-properties svg:stroke-width="2.54cm" svg:stroke-color="#000000" draw:marker-start-width="4.01cm" draw:marker-end-width="4.01cm" svg:stroke-linecap="round" draw:fill="none" draw:textarea-vertical-align="middle" fo:padding-top="1.395cm" fo:padding-bottom="1.395cm" fo:padding-left="1.52cm" fo:padding-right="1.52cm" loext:decorative="false"/>
    </style:style>
    <style:style style:name="gr7" style:family="graphic" style:parent-style-name="standard">
      <style:graphic-properties svg:stroke-width="2.54cm" svg:stroke-color="#000000" draw:marker-start-width="4.01cm" draw:marker-end-width="4.01cm" svg:stroke-linecap="round" draw:fill="none" loext:fill-use-slide-background="false" draw:textarea-horizontal-align="justify" draw:textarea-vertical-align="middle" draw:auto-grow-height="false" fo:min-height="14.99cm" fo:min-width="14.74cm" fo:padding-top="1.395cm" fo:padding-bottom="1.395cm" fo:padding-left="1.52cm" fo:padding-right="1.52cm" loext:decorative="false"/>
    </style:style>
    <style:style style:name="gr8" style:family="graphic" style:parent-style-name="objectwithoutfill">
      <style:graphic-properties svg:stroke-width="5.08cm" svg:stroke-color="#ffffff" draw:marker-start-width="7.795cm" draw:marker-end-width="7.795cm" svg:stroke-opacity="100%" draw:stroke-linejoin="round" svg:stroke-linecap="round" draw:fill="none" draw:textarea-vertical-align="middle" fo:padding-top="2.64cm" fo:padding-bottom="2.64cm" fo:padding-left="2.765cm" fo:padding-right="2.765cm" loext:decorative="false"/>
    </style:style>
    <style:style style:name="gr9" style:family="graphic" style:parent-style-name="standard">
      <style:graphic-properties draw:stroke="none" svg:stroke-width="2.54cm" svg:stroke-color="#000000" draw:marker-start-width="4.01cm" draw:marker-end-width="4.01cm" draw:fill-color="#000000" draw:textarea-horizontal-align="justify" draw:textarea-vertical-align="middle" draw:auto-grow-height="false" fo:min-height="0cm" fo:min-width="0cm" fo:padding-top="1.395cm" fo:padding-bottom="1.395cm" fo:padding-left="1.52cm" fo:padding-right="1.52cm" loext:decorative="false"/>
    </style:style>
    <style:style style:name="gr10" style:family="graphic" style:parent-style-name="standard">
      <style:graphic-properties svg:stroke-width="2.54cm" svg:stroke-color="#000000" draw:marker-start-width="4.01cm" draw:marker-end-width="4.01cm" draw:fill="none" loext:fill-use-slide-background="false" draw:textarea-horizontal-align="justify" draw:textarea-vertical-align="middle" draw:auto-grow-height="false" fo:min-height="7.734cm" fo:min-width="14.739cm" fo:padding-top="1.395cm" fo:padding-bottom="1.395cm" fo:padding-left="1.52cm" fo:padding-right="1.52cm" loext:decorative="false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9.63cm" fo:min-width="9.38cm" loext:decorative="fals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6.038cm" fo:min-width="5.788cm" loext:decorative="false"/>
    </style:style>
    <style:style style:name="gr13" style:family="graphic" style:parent-style-name="standard">
      <style:graphic-properties svg:stroke-width="2.54cm" svg:stroke-color="#000000" draw:marker-start-width="4.01cm" draw:marker-end-width="4.01cm" draw:fill="none" loext:fill-use-slide-background="false" draw:textarea-horizontal-align="justify" draw:textarea-vertical-align="middle" draw:auto-grow-height="false" fo:min-height="2.727cm" fo:min-width="6.614cm" fo:padding-top="1.395cm" fo:padding-bottom="1.395cm" fo:padding-left="1.52cm" fo:padding-right="1.52cm" loext:decorative="false"/>
    </style:style>
    <style:style style:name="gr14" style:family="graphic" style:parent-style-name="standard">
      <style:graphic-properties svg:stroke-width="2.54cm" svg:stroke-color="#000000" draw:marker-start-width="4.01cm" draw:marker-end-width="4.01cm" draw:fill="none" loext:fill-use-slide-background="false" draw:textarea-horizontal-align="justify" draw:textarea-vertical-align="middle" draw:auto-grow-height="false" fo:min-height="0.264cm" fo:min-width="2.35cm" fo:padding-top="1.395cm" fo:padding-bottom="1.395cm" fo:padding-left="1.52cm" fo:padding-right="1.52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81cm" svg:y1="5.08cm" svg:x2="14.605cm" svg:y2="5.08cm">
          <text:p/>
        </draw:line>
        <draw:line draw:style-name="gr2" draw:text-style-name="P1" draw:layer="layout" svg:x1="9.207cm" svg:y1="21.59cm" svg:x2="9.207cm" svg:y2="5.08cm">
          <text:p/>
        </draw:line>
        <draw:line draw:style-name="gr1" draw:text-style-name="P1" draw:layer="layout" svg:x1="12.7cm" svg:y1="11.43cm" svg:x2="18.732cm" svg:y2="11.43cm">
          <text:p/>
        </draw:line>
        <draw:line draw:style-name="gr2" draw:text-style-name="P1" draw:layer="layout" svg:x1="15.716cm" svg:y1="21.572cm" svg:x2="15.716cm" svg:y2="11.43cm">
          <text:p/>
        </draw:line>
        <draw:g draw:style-name="gr3">
          <draw:line draw:style-name="gr4" draw:text-style-name="P1" draw:layer="layout" svg:x1="15.51cm" svg:y1="18.332cm" svg:x2="21.225cm" svg:y2="18.332cm">
            <text:p/>
          </draw:line>
          <draw:line draw:style-name="gr4" draw:text-style-name="P1" draw:layer="layout" svg:x1="18.367cm" svg:y1="21.19cm" svg:x2="18.367cm" svg:y2="15.475cm">
            <text:p/>
          </draw:line>
        </draw:g>
        <draw:g draw:style-name="gr3">
          <draw:line draw:style-name="gr5" draw:text-style-name="P1" draw:layer="layout" svg:x1="15.51cm" svg:y1="18.332cm" svg:x2="21.225cm" svg:y2="18.332cm">
            <text:p/>
          </draw:line>
          <draw:line draw:style-name="gr5" draw:text-style-name="P1" draw:layer="layout" svg:x1="18.367cm" svg:y1="21.19cm" svg:x2="18.367cm" svg:y2="15.475cm">
            <text:p/>
          </draw:line>
        </draw:g>
      </draw:page>
      <draw:page draw:name="page2" draw:style-name="dp1" draw:master-page-name="Default">
        <draw:g draw:style-name="gr3">
          <draw:line draw:style-name="gr6" draw:text-style-name="P1" draw:layer="layout" svg:x1="7.62cm" svg:y1="15.24cm" svg:x2="10.16cm" svg:y2="10.16cm">
            <text:p/>
          </draw:line>
          <draw:line draw:style-name="gr6" draw:text-style-name="P1" draw:layer="layout" svg:x1="12.7cm" svg:y1="15.24cm" svg:x2="10.16cm" svg:y2="10.16cm">
            <text:p/>
          </draw:line>
          <draw:line draw:style-name="gr6" draw:text-style-name="P1" draw:layer="layout" svg:x1="12.7cm" svg:y1="15.24cm" svg:x2="15.24cm" svg:y2="12.7cm">
            <text:p/>
          </draw:line>
          <draw:line draw:style-name="gr6" draw:text-style-name="P1" draw:layer="layout" svg:x1="17.145cm" svg:y1="15.24cm" svg:x2="15.24cm" svg:y2="12.7cm">
            <text:p/>
          </draw:line>
        </draw:g>
        <draw:custom-shape draw:style-name="gr7" draw:text-style-name="P1" draw:layer="layout" svg:width="17.78cm" svg:height="17.78cm" svg:x="3.81cm" svg:y="3.81cm">
          <text:p/>
          <draw:enhanced-geometry svg:viewBox="0 0 21600 21600" draw:type="rectangle" draw:enhanced-path="M 0 0 L 21600 0 21600 21600 0 21600 0 0 Z N"/>
        </draw:custom-shape>
        <draw:g draw:style-name="gr3">
          <draw:line draw:style-name="gr8" draw:text-style-name="P1" draw:layer="layout" svg:x1="15.51cm" svg:y1="18.332cm" svg:x2="21.225cm" svg:y2="18.332cm">
            <text:p/>
          </draw:line>
          <draw:line draw:style-name="gr8" draw:text-style-name="P1" draw:layer="layout" svg:x1="18.367cm" svg:y1="21.19cm" svg:x2="18.367cm" svg:y2="15.475cm">
            <text:p/>
          </draw:line>
        </draw:g>
        <draw:g draw:style-name="gr3">
          <draw:line draw:style-name="gr5" draw:text-style-name="P1" draw:layer="layout" svg:x1="15.51cm" svg:y1="18.332cm" svg:x2="21.225cm" svg:y2="18.332cm">
            <text:p/>
          </draw:line>
          <draw:line draw:style-name="gr5" draw:text-style-name="P1" draw:layer="layout" svg:x1="18.367cm" svg:y1="21.19cm" svg:x2="18.367cm" svg:y2="15.475cm">
            <text:p/>
          </draw:line>
        </draw:g>
        <draw:custom-shape draw:style-name="gr9" draw:text-style-name="P2" draw:layer="layout" svg:width="3.81cm" svg:height="3.81cm" svg:x="15.2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10" draw:text-style-name="P1" draw:layer="layout" svg:width="17.779cm" svg:height="10.524cm" svg:x="3.81cm" svg:y="7.28cm">
          <text:p/>
          <draw:enhanced-geometry svg:viewBox="0 0 21600 21600" draw:type="rectangle" draw:enhanced-path="M 0 0 L 21600 0 21600 21600 0 21600 0 0 Z N"/>
        </draw:custom-shape>
        <draw:g draw:style-name="gr3">
          <draw:line draw:style-name="gr4" draw:text-style-name="P1" draw:layer="layout" svg:x1="15.51cm" svg:y1="18.332cm" svg:x2="21.225cm" svg:y2="18.332cm">
            <text:p/>
          </draw:line>
          <draw:line draw:style-name="gr4" draw:text-style-name="P1" draw:layer="layout" svg:x1="18.367cm" svg:y1="21.19cm" svg:x2="18.367cm" svg:y2="15.475cm">
            <text:p/>
          </draw:line>
        </draw:g>
        <draw:g draw:style-name="gr3">
          <draw:line draw:style-name="gr5" draw:text-style-name="P1" draw:layer="layout" svg:x1="15.51cm" svg:y1="18.332cm" svg:x2="21.225cm" svg:y2="18.332cm">
            <text:p/>
          </draw:line>
          <draw:line draw:style-name="gr5" draw:text-style-name="P1" draw:layer="layout" svg:x1="18.367cm" svg:y1="21.19cm" svg:x2="18.367cm" svg:y2="15.475cm">
            <text:p/>
          </draw:line>
        </draw:g>
        <draw:line draw:style-name="gr6" draw:text-style-name="P1" draw:layer="layout" svg:x1="7.62cm" svg:y1="11.442cm" svg:x2="17.78cm" svg:y2="11.442cm">
          <text:p/>
        </draw:line>
      </draw:page>
      <draw:page draw:name="page4" draw:style-name="dp1" draw:master-page-name="Default">
        <draw:g draw:style-name="gr3">
          <draw:line draw:style-name="gr6" draw:text-style-name="P1" draw:layer="layout" svg:x1="3.81cm" svg:y1="12.7cm" svg:x2="21.59cm" svg:y2="12.7cm">
            <text:p/>
          </draw:line>
          <draw:line draw:style-name="gr6" draw:text-style-name="P1" draw:layer="layout" svg:x1="12.7cm" svg:y1="21.59cm" svg:x2="12.7cm" svg:y2="3.81cm">
            <text:p/>
          </draw:line>
          <draw:line draw:style-name="gr6" draw:text-style-name="P1" draw:layer="layout" svg:x1="6.414cm" svg:y1="18.986cm" svg:x2="18.986cm" svg:y2="6.414cm">
            <text:p/>
          </draw:line>
          <draw:line draw:style-name="gr6" draw:text-style-name="P1" draw:layer="layout" svg:x1="18.986cm" svg:y1="18.986cm" svg:x2="6.414cm" svg:y2="6.414cm">
            <text:p/>
          </draw:line>
        </draw:g>
        <draw:custom-shape draw:style-name="gr11" draw:text-style-name="P2" draw:layer="layout" svg:width="13.97cm" svg:height="13.97cm" svg:x="5.715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8.89cm" svg:height="8.89cm" svg:x="8.255cm" svg:y="8.2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 draw:style-name="gr3">
          <draw:line draw:style-name="gr4" draw:text-style-name="P1" draw:layer="layout" svg:x1="15.51cm" svg:y1="18.332cm" svg:x2="21.225cm" svg:y2="18.332cm">
            <text:p/>
          </draw:line>
          <draw:line draw:style-name="gr4" draw:text-style-name="P1" draw:layer="layout" svg:x1="18.367cm" svg:y1="21.19cm" svg:x2="18.367cm" svg:y2="15.475cm">
            <text:p/>
          </draw:line>
        </draw:g>
        <draw:g draw:style-name="gr3">
          <draw:line draw:style-name="gr5" draw:text-style-name="P1" draw:layer="layout" svg:x1="15.51cm" svg:y1="18.332cm" svg:x2="21.225cm" svg:y2="18.332cm">
            <text:p/>
          </draw:line>
          <draw:line draw:style-name="gr5" draw:text-style-name="P1" draw:layer="layout" svg:x1="18.367cm" svg:y1="21.19cm" svg:x2="18.367cm" svg:y2="15.475cm">
            <text:p/>
          </draw:line>
        </draw:g>
      </draw:page>
      <draw:page draw:name="page5" draw:style-name="dp1" draw:master-page-name="Default">
        <draw:custom-shape draw:style-name="gr13" draw:text-style-name="P1" draw:layer="layout" svg:width="13.652cm" svg:height="7.801cm" svg:x="5.874cm" svg:y="3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7.62cm" svg:height="4.318cm" svg:x="8.89cm" svg:y="17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6.032cm" svg:y1="8.572cm" svg:x2="8.89cm" svg:y2="19.367cm">
          <text:p/>
        </draw:line>
        <draw:line draw:style-name="gr6" draw:text-style-name="P1" draw:layer="layout" svg:x1="19.39cm" svg:y1="8.573cm" svg:x2="16.532cm" svg:y2="19.368cm">
          <text:p/>
        </draw:line>
        <draw:g draw:style-name="gr3">
          <draw:line draw:style-name="gr4" draw:text-style-name="P1" draw:layer="layout" svg:x1="16.348cm" svg:y1="20.353cm" svg:x2="20.389cm" svg:y2="16.312cm">
            <text:p/>
          </draw:line>
          <draw:line draw:style-name="gr4" draw:text-style-name="P1" draw:layer="layout" svg:x1="20.389cm" svg:y1="20.354cm" svg:x2="16.348cm" svg:y2="16.313cm">
            <text:p/>
          </draw:line>
        </draw:g>
        <draw:g draw:style-name="gr3">
          <draw:line draw:style-name="gr5" draw:text-style-name="P1" draw:layer="layout" svg:x1="16.348cm" svg:y1="20.353cm" svg:x2="20.389cm" svg:y2="16.312cm">
            <text:p/>
          </draw:line>
          <draw:line draw:style-name="gr5" draw:text-style-name="P1" draw:layer="layout" svg:x1="20.389cm" svg:y1="20.354cm" svg:x2="16.348cm" svg:y2="16.313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4cm" fo:margin-bottom="2.54cm" fo:margin-left="2.54cm" fo:margin-right="2.54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17:21:56.315804764</meta:creation-date>
    <dc:date>2025-07-15T18:14:38.686840827</dc:date>
    <meta:editing-duration>PT22M46S</meta:editing-duration>
    <meta:editing-cycles>3</meta:editing-cycles>
    <meta:generator>LibreOffice/24.2.7.2$Linux_X86_64 LibreOffice_project/420$Build-2</meta:generator>
    <meta:document-statistic meta:object-count="54"/>
  </office:meta>
</office:document-meta>
</file>